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7810000353BBD11D6CE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background-color="#c0c0c0">
        <style:background-image/>
      </style:paragraph-properties>
      <style:text-properties fo:background-color="transparent"/>
    </style:style>
    <style:style style:name="P4" style:family="paragraph" style:parent-style-name="Standard" style:list-style-name="L1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P5" style:family="paragraph" style:parent-style-name="Standard" style:list-style-name="L2">
      <style:paragraph-properties fo:background-color="#c0c0c0">
        <style:background-image/>
      </style:paragraph-properties>
      <style:text-properties style:use-window-font-color="true" fo:background-color="transparent"/>
    </style:style>
    <style:style style:name="P6" style:family="paragraph" style:parent-style-name="Standard" style:list-style-name="L1">
      <style:paragraph-properties fo:background-color="#c0c0c0">
        <style:background-image/>
      </style:paragraph-properties>
    </style:style>
    <style:style style:name="P7" style:family="paragraph" style:parent-style-name="Standard" style:list-style-name="L1">
      <style:paragraph-properties fo:background-color="transparent">
        <style:background-image/>
      </style:paragraph-properties>
      <style:text-properties fo:background-color="transparent"/>
    </style:style>
    <style:style style:name="P8" style:family="paragraph" style:parent-style-name="Standard" style:list-style-name="L1">
      <style:paragraph-properties fo:background-color="transparent">
        <style:background-image/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 Anisotropic_mesh_3</text:p>
      <text:p text:style-name="P1"/>
      <text:p text:style-name="Standard"/>
      <text:list xml:id="list614588157483485536" text:style-name="L1">
        <text:list-item>
          <text:p text:style-name="P2">tester le maillage du Tore pour</text:p>
          <text:list>
            <text:list-item>
              <text:p text:style-name="P2">la métrique implicite</text:p>
            </text:list-item>
            <text:list-item>
              <text:p text:style-name="P2">la métrique explicite spécifique au tore</text:p>
            </text:list-item>
          </text:list>
          <text:p text:style-name="P2"/>
        </text:list-item>
        <text:list-item>
          <text:p text:style-name="P2">sur la sphère, tester avec le champ de métrique implicite (et/ou spécifique), que le maillage reste le même quel que soit e_n</text:p>
          <text:list>
            <text:list-item>
              <text:p text:style-name="P2">quand e_n = 0 ?</text:p>
            </text:list-item>
          </text:list>
          <text:p text:style-name="P2"/>
        </text:list-item>
        <text:list-item>
          <text:p text:style-name="P2">regarder les papiers de Mirebeau et al. et Alliez, Cohen-Steiner (SIGGRAPH) sur l'évaluation et l'utilisation des lignes de courbure</text:p>
          <text:p text:style-name="P2"/>
        </text:list-item>
        <text:list-item>
          <text:p text:style-name="P2">cylindre :</text:p>
          <text:list>
            <text:list-item>
              <text:p text:style-name="P2">le nb de triangles doit rester le même tant que epsilon*h reste petit devant r_0</text:p>
              <text:p text:style-name="P2"/>
            </text:list-item>
          </text:list>
        </text:list-item>
        <text:list-item>
          <text:p text:style-name="P7">afficher les métriques et les lignes de courbure</text:p>
          <text:list>
            <text:list-header>
              <text:p text:style-name="P8"/>
            </text:list-header>
          </text:list>
        </text:list-item>
        <text:list-item>
          <text:p text:style-name="P6">tester le maillage d'une sphère avec un champ de métrique implicite comme tanh du papier</text:p>
          <text:p text:style-name="P6"><draw:frame draw:style-name="fr1" draw:name="images1" text:anchor-type="paragraph" svg:width="14.208cm" svg:height="13.628cm" draw:z-index="0"><draw:image xlink:href="Pictures/20000007000037810000353BBD11D6CE.svm" xlink:type="simple" xlink:show="embed" xlink:actuate="onLoad"/></draw:frame>OK (jane, le 18/01/13)</text:p>
          <text:p text:style-name="P3"/>
        </text:list-item>
        <text:list-item>
          <text:p text:style-name="P4">enlever les calculs matriciels faits autrement qu'avec Eigen</text:p>
        </text:list-item>
      </text:list>
      <text:list xml:id="list3218915631601151456" text:style-name="L2">
        <text:list-header>
          <text:p text:style-name="P5"><text:soft-page-break/>OK (jane, le 15/01/13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1H23M9S</meta:editing-duration>
    <meta:editing-cycles>8</meta:editing-cycles>
    <meta:generator>OpenOffice.org/3.4.1$Win32 OpenOffice.org_project/341m1$Build-9593</meta:generator>
    <dc:date>2013-01-18T15:42:02.28</dc:date>
    <dc:creator>Jane Tournois</dc:creator>
    <meta:document-statistic meta:table-count="0" meta:image-count="1" meta:object-count="0" meta:page-count="2" meta:paragraph-count="14" meta:word-count="133" meta:character-count="735"/>
    <meta:user-defined meta:name="Info 1"/>
    <meta:user-defined meta:name="Info 2"/>
    <meta:user-defined meta:name="Info 3"/>
    <meta:user-defined meta:name="Info 4"/>
  </office:meta>
</office:document-meta>
</file>